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yI8cD5LZTwvcD4iLCI8cD5DbzwvcD4iLCI8cD5XYTwvcD4iLCI8cD5TbTwvcD4iLCI8cD5LaTwvcD4iLCI8cD5H/DwvcD4iLCI8cD5IZTwvcD4iLCI8cD5TdGs8L3A+IiwiIiwiIiwiIiwiIiwiPHA+RWg8L3A+IiwiIiwiPHA+S2U8L3A+IiwiPHA+Q288L3A+IiwiPHA+V2E8L3A+IiwiPHA+U208L3A+IiwiPHA+S2k8L3A+IiwiPHA+R/w8L3A+IiwiPHA+SGU8L3A+IiwiPHA+U3RrPC9wPiIsIiIsIiIsIiIsIiIsIjxwPkVoPC9wPiIsIiIsIjxwPkf8PC9wPiIsIjxwPktpPC9wPiIsIjxwPlplPC9wPiIsIjxwPktlPC9wPiIsIjxwPlNvPC9wPiIsIjxwPkNsZTwvcD48cD5GdW48L3A+PHA+Um9QPC9wPiIsIjxwPldhPC9wPjxwPlp3PC9wPiIsIjxwPkZyPC9wPjxwPk5lPC9wPiIsIiIsIiIsIiIsIiIsIjxwPlNhbjwvcD4iLCIiLCI8cD5H/DwvcD4iLCI8cD5DbzwvcD4iLCI8cD5XYTwvcD4iLCI8cD5IZTwvcD48cD5adzwvcD4iLCI8cD5LaTwvcD4iLCI8cD5DbGU8L3A+PHA+RnVuPC9wPjxwPlJvUDwvcD4iLCI8cD5FaDwvcD48cD5I5DwvcD4iLCI8cD5TdGs8L3A+IiwiPHA+UGE8L3A+PHA+TmU8L3A+IiwiPHA+U288L3A+PHA+WmU8L3A+IiwiPHA+UE08L3A+PHA+U3RlPC9wPiIsIjxwPkZyPC9wPiIsIjxwPlNhbjwvcD4iLCIiLCI8cD5QYTwvcD4iLCI8cD5DbzwvcD48cD5OZTwvcD4iLCI8cD5LaTwvcD4iLCI8cD5TbTwvcD4iLCI8cD5H/DwvcD48cD5adzwvcD4iLCIiLCI8cD5DbGU8L3A+PHA+RnVuPC9wPjxwPlJvUDwvcD4iLCIiLCI8cD5FaDwvcD48cD5TYW48L3A+IiwiPHA+WmU8L3A+PHA+U288L3A+IiwiPHA+RnI8L3A+PHA+SOQ8L3A+IiwiPHA+V288L3A+PHA+U3RlPC9wPiIsIjxwPkxiPC9wPiIsIjxwPkNsYTwvcD4iLCIiLCIiLCI8cD5QYTwvcD48cD5I5DwvcD4iLCIiLCI8cD5aZTwvcD4iLCI8cD5H/DwvcD48cD5adzwvcD4iLCI8cD5DbGU8L3A+PHA+RnVuPC9wPjxwPlJvUDwvcD4iLCI8cD5TbzwvcD48cD5GcjwvcD4iLCIiLCIiLCIiLCIiLCI8cD5MYjwvcD4iLCI8cD5DbGE8L3A+IiwiIiwiIiwiIiwiIiwiIiwiPHA+TmU8L3A+PHA+WmU8L3A+IiwiIiwiIiwiIiwiIiwiIiwiIiwiIiwiIiwiIiwiIiwiIiwiIiwiIiwiPHA+WmU8L3A+PHA+TmU8L3A+IiwiPHA+SOQ8L3A+IiwiIiwiIiwiIiwiIiwiIiwiPHA+U29kPC9wPiIsIjxwPkdyZTwvcD4iLCIiLCIiLCIiLCIiLCIiLCIiLCIiLCIiLCI8cD5DbzwvcD4iLCI8cD5QYTwvcD4iLCI8cD5TYW48L3A+IiwiPHA+U2M8L3A+IiwiPHA+U29kPC9wPiIsIjxwPkdyZTwvcD4iLCIiLCIiLCIiLCIiLCIiLCIiLCIiLCIiLCIiLCIiLCIiLCIiLCI8cD5Tb2Q8L3A+IiwiIiwiPHA+S2U8L3A+IiwiPHA+Q288L3A+IiwiPHA+V2E8L3A+IiwiPHA+U208L3A+IiwiPHA+S2k8L3A+IiwiPHA+R/w8L3A+IiwiPHA+SGU8L3A+IiwiPHA+U3RrPC9wPiIsIiIsIiIsIiIsIiIsIjxwPkVoPC9wPiIsIiIsIjxwPktlPC9wPiIsIjxwPkNvPC9wPiIsIjxwPldhPC9wPiIsIjxwPlNtPC9wPiIsIjxwPktpPC9wPiIsIjxwPkf8PC9wPiIsIjxwPkhlPC9wPiIsIjxwPlN0azwvcD4iLCIiLCIiLCIiLCIiLCI8cD5FaDwvcD4iLCIiLCI8cD5LZTwvcD4iLCI8cD5IZTwvcD48cD5adzwvcD4iLCI8cD5LaTwvcD4iLCI8cD5TbTwvcD4iLCI8cD5QTTwvcD4iLCI8cD5TYW48L3A+PHA+R/w8L3A+IiwiPHA+RWg8L3A+PHA+WmU8L3A+IiwiPHA+RnI8L3A+PHA+U288L3A+IiwiIiwiIiwiIiwiIiwiPHA+UGE8L3A+IiwiIiwiPHA+SGU8L3A+PHA+Wnc8L3A+IiwiPHA+Q288L3A+IiwiPHA+V2E8L3A+IiwiPHA+RnI8L3A+IiwiPHA+UE08L3A+IiwiPHA+R/w8L3A+PHA+U2FuPC9wPiIsIjxwPlplPC9wPjxwPkVoPC9wPiIsIjxwPlNvPC9wPjxwPlNjPC9wPiIsIjxwPlJvUDwvcD48cD5MbzwvcD4iLCI8cD5Tb2Q8L3A+IiwiPHA+U3RlPC9wPjxwPkJhPC9wPiIsIjxwPk5lPC9wPiIsIjxwPlBhPC9wPiIsIiIsIjxwPkZyPC9wPiIsIjxwPlNhbjwvcD4iLCI8cD5H/DwvcD48cD5adzwvcD4iLCI8cD5LZTwvcD4iLCI8cD5TbzwvcD4iLCI8cD5aZTwvcD4iLCI8cD5QTTwvcD4iLCIiLCIiLCIiLCIiLCIiLCI8cD5Tb2Q8L3A+IiwiPHA+R3JlPC9wPiIsIiIsIiIsIjxwPlplPC9wPiIsIiIsIjxwPktpPC9wPiIsIjxwPlNvPC9wPjxwPk5lPC9wPiIsIjxwPlBNPC9wPiIsIjxwPkhlPC9wPjxwPlp3PC9wPiIsIiIsIiIsIiIsIiIsIjxwPlNvZDwvcD4iLCI8cD5HcmU8L3A+IiwiIiwiIiwiIiwiIiwiIiwiIiwiIiwiPHA+Q2xlPC9wPjxwPkZ1bjwvcD48cD5Sb1A8L3A+IiwiIiwiIiwiIiwiIiwiIiwiIiwiIiwiIiwiIiwiIiwiIiwiIiwiIiwiPHA+Q2xlPC9wPjxwPkZ1bjwvcD48cD5Sb1A8L3A+IiwiIiwiIiwiIiwiIiwiPHA+R3JlPC9wPiIsIjxwPlN0ZTwvcD4iLCIiLCIiLCIiLCIiLCIiLCIiLCIiLCIiLCIiLCIiLCIiLCIiLCI8cD5HcmU8L3A+IiwiPHA+U3RlPC9wPiIsIiIsIiIsIiIsIiIsIiIsIiIsIiIsIiIsIiIsIiIsIiIsIiIsIiIsIiIsIjxwPktlPC9wPiIsIjxwPkNvPC9wPiIsIjxwPldhPC9wPiIsIjxwPlNtPC9wPiIsIjxwPktpPC9wPiIsIjxwPkf8PC9wPiIsIjxwPkhlPC9wPiIsIjxwPlN0azwvcD4iLCIiLCIiLCIiLCIiLCI8cD5DbGE8L3A+PHA+TGI8L3A+IiwiIiwiPHA+S2U8L3A+IiwiPHA+Q288L3A+IiwiPHA+V2E8L3A+IiwiPHA+U208L3A+IiwiPHA+S2k8L3A+IiwiPHA+R/w8L3A+IiwiPHA+SGU8L3A+IiwiPHA+U3RrPC9wPiIsIiIsIiIsIiIsIiIsIjxwPkNsYTwvcD48cD5MYjwvcD4iLCIiLCI8cD5GcjwvcD4iLCI8cD5TYW48L3A+IiwiPHA+S2k8L3A+IiwiPHA+S2U8L3A+IiwiPHA+WmU8L3A+IiwiPHA+TmU8L3A+PHA+U288L3A+IiwiPHA+SGU8L3A+IiwiPHA+UE08L3A+IiwiIiwiIiwiIiwiIiwiPHA+UGE8L3A+IiwiIiwiPHA+S2U8L3A+IiwiPHA+V2E8L3A+IiwiPHA+S2k8L3A+IiwiPHA+U208L3A+IiwiPHA+U3RrPC9wPiIsIjxwPlNhbjwvcD4iLCI8cD5FaDwvcD48cD5aZTwvcD4iLCI8cD5QTTwvcD4iLCI8cD5IZTwvcD4iLCI8cD5TYz<text:soft-page-break/>wvcD48cD5TbzwvcD4iLCI8cD5GcjwvcD4iLCI8cD5TdGU8L3A+PHA+V288L3A+IiwiPHA+UGE8L3A+IiwiIiwiPHA+S2U8L3A+IiwiPHA+S2k8L3A+IiwiPHA+SOQ8L3A+PHA+UGE8L3A+IiwiPHA+TGI8L3A+IiwiPHA+WmU8L3A+IiwiPHA+Q2xlPC9wPjxwPkZ1bjwvcD48cD5Sb1A8L3A+IiwiIiwiPHA+TmU8L3A+IiwiPHA+UE08L3A+IiwiPHA+U288L3A+PHA+U2M8L3A+IiwiPHA+RWg8L3A+IiwiPHA+RnI8L3A+IiwiPHA+R3JlPC9wPiIsIjxwPlN0ZTwvcD4iLCIiLCIiLCIiLCI8cD5MYjwvcD4iLCIiLCI8cD5DbGU8L3A+PHA+RnVuPC9wPjxwPlJvUDwvcD4iLCI8cD5I5DwvcD48cD5FaDwvcD4iLCI8cD5TYzwvcD48cD5TbzwvcD4iLCI8cD5QTTwvcD4iLCI8cD5XbzwvcD48cD5Tb2Q8L3A+IiwiIiwiIiwiPHA+R3JlPC9wPiIsIjxwPlN0ZTwvcD4iLCIiLCIiLCIiLCIiLCIiLCIiLCI8cD5DbGU8L3A+PHA+RnVuPC9wPjxwPlJvUDwvcD4iLCI8cD5OZTwvcD4iLCIiLCI8cD5aZTwvcD4iLCI8cD5MYjwvcD48cD5MbzwvcD48cD5DbGE8L3A+IiwiIiwiIiwiIiwiIiwiIiwiIiwiIiwiIiwiPHA+UE08L3A+IiwiPHA+Q2xlPC9wPjxwPkZ1bjwvcD48cD5Sb1A8L3A+IiwiIiwiPHA+U2FuPC9wPjxwPkVoPC9wPiIsIjxwPlplPC9wPiIsIiIsIiIsIjxwPlNvZDwvcD4iLCI8cD5HcmU8L3A+IiwiIiwiIiwiIiwiIiwiIiwiPHA+UE08L3A+IiwiIiwiIiwiIiwiIiwiIiwiIiwiPHA+U29kPC9wPiIsIjxwPkdyZTwvcD4iLCIiLCIiLCIiLCIiLCIiLCIiLCIiLCIiLCIiLCIiLCIiLCIiLCI8cD5HcmU8L3A+IiwiIiwiPHA+S2U8L3A+IiwiPHA+Q288L3A+IiwiPHA+V2E8L3A+IiwiPHA+U208L3A+IiwiPHA+S2k8L3A+IiwiPHA+R/w8L3A+IiwiPHA+SGU8L3A+IiwiPHA+U3RrPC9wPiIsIiIsIiIsIiIsIiIsIjxwPkVoPC9wPiIsIiIsIjxwPktlPC9wPiIsIjxwPkNvPC9wPiIsIjxwPldhPC9wPiIsIjxwPlNtPC9wPiIsIjxwPktpPC9wPiIsIjxwPkf8PC9wPiIsIjxwPkhlPC9wPiIsIjxwPlN0azwvcD4iLCIiLCIiLCIiLCIiLCI8cD5FaDwvcD4iLCIiLCI8cD5QYTwvcD4iLCI8cD5TYW48L3A+IiwiPHA+UE08L3A+IiwiPHA+U208L3A+IiwiPHA+R/w8L3A+IiwiPHA+V2E8L3A+IiwiPHA+RWg8L3A+PHA+WmU8L3A+IiwiPHA+U288L3A+PHA+RnI8L3A+IiwiIiwiIiwiIiwiIiwiPHA+TGI8L3A+IiwiPHA+Q2xhPC9wPiIsIjxwPkZyPC9wPiIsIjxwPktpPC9wPiIsIjxwPlBNPC9wPiIsIjxwPlNtPC9wPiIsIjxwPkf8PC9wPiIsIjxwPlNvPC9wPiIsIjxwPkhlPC9wPiIsIjxwPlNjPC9wPjxwPlN0azwvcD4iLCI8cD5OZTwvcD48cD5QYTwvcD4iLCI8cD5aZTwvcD4iLCI8cD5CYTwvcD48cD5TdGU8L3A+IiwiPHA+RWg8L3A+IiwiPHA+TGI8L3A+IiwiPHA+Q2xhPC9wPiIsIjxwPldhPC9wPiIsIjxwPk5lPC9wPjxwPkNvPC9wPiIsIjxwPktpPC9wPiIsIjxwPkZyPC9wPiIsIjxwPlNvPC9wPiIsIjxwPlBhPC9wPjxwPlNhbjwvcD4iLCI8cD5TYzwvcD48cD5TdGs8L3A+IiwiPHA+Q2xlPC9wPjxwPkZ1bjwvcD48cD5Sb1A8L3A+IiwiPHA+QmE8L3A+IiwiPHA+UE08L3A+IiwiIiwiPHA+RWg8L3A+IiwiPHA+R3JlPC9wPiIsIjxwPlN0ZTwvcD4iLCIiLCIiLCIiLCIiLCI8cD5aZTwvcD4iLCIiLCIiLCI8cD5DbGU8L3A+PHA+RnVuPC9wPjxwPlJvUDwvcD4iLCIiLCI8cD5QTTwvcD4iLCI8cD5GcjwvcD4iLCIiLCI8cD5HcmU8L3A+IiwiPHA+U3RlPC9wPiIsIiIsIiIsIiIsIiIsIiIsIiIsIiIsIiIsIjxwPlNhbjwvcD4iLCIiLCI8cD5QTTwvcD4iLCI8cD5GcjwvcD4iLCIiLCIiLCIiLCIiLCIiLCIiLCIiLCIiLCIiLCIiLCIiLCIiLCI8cD5QTTwvcD4iLCI8cD5GcjwvcD48cD5OZTwvcD4iLCIiLCIiLCIiLCIiLCIiLCIiLCIiLCIiLCIiLCIiLCIiLCIiLCIiLCI8cD5IZTwvcD4iLCIiLCIiLCIiLCIiLCIiLCIiLCIiLCIiLCIiLCIiLCIiLCIiLCIiLCIiLCIiLCIiLCI8cD5LZTwvcD4iLCI8cD5DbzwvcD4iLCI8cD5XYTwvcD4iLCI8cD5TbTwvcD4iLCI8cD5LaTwvcD4iLCI8cD5H/DwvcD4iLCI8cD5IZTwvcD4iLCI8cD5TdGs8L3A+IiwiIiwiIiwiIiwiIiwiPHA+R3JlPC9wPiIsIiIsIjxwPktlPC9wPiIsIjxwPkNvPC9wPiIsIjxwPldhPC9wPiIsIjxwPlNtPC9wPiIsIjxwPktpPC9wPiIsIjxwPkf8PC9wPiIsIjxwPkhlPC9wPiIsIjxwPlN0azwvcD4iLCIiLCIiLCIiLCIiLCI8cD5HcmU8L3A+IiwiIiwiPHA+S2U8L3A+IiwiPHA+S2k8L3A+IiwiPHA+WmU8L3A+IiwiPHA+RnI8L3A+IiwiPHA+V2E8L3A+IiwiPHA+U288L3A+IiwiPHA+Q2xlPC9wPjxwPkZ1bjwvcD48cD5Sb1A8L3A+IiwiPHA+U3RrPC9wPiIsIiIsIiIsIiIsIiIsIjxwPlNhbjwvcD4iLCIiLCI8cD5LZTwvcD4iLCI8cD5LaTwvcD4iLCI8cD5QYTwvcD4iLCI8cD5QTTwvcD4iLCI8cD5TdGs8L3A+IiwiPHA+WmU8L3A+IiwiPHA+Q2xlPC9wPjxwPkZ1bjwvcD48cD5Sb1A8L3A+IiwiPHA+TmU8L3A+PHA+RnI8L3A+IiwiPHA+TG88L3A+PHA+QmE8L3A+IiwiPHA+U288L3A+PHA+SOQ8L3A+IiwiIiwiPHA+U2M8L3A+IiwiPHA+U2FuPC9wPiIsIiIsIjxwPktlPC9wPiIsIjxwPkNvPC9wPiIsIjxwPldhPC9wPiIsIjxwPlBNPC9wPiIsIjxwPlN0azwvcD4iLCI8cD5DbGU8L3A+PHA+RnVuPC9wPjxwPlJvUDwvcD4iLCI8cD5TYzwvcD48cD5aZTwvcD4iLCIiLCI8cD5TYW48L3A+PHA+RWg8L3A+IiwiPHA+SOQ8L3A+PHA+U288L3A+IiwiPHA+UGE8L3A+IiwiPHA+RnI8L3A+IiwiPHA+Q2xhPC9wPiIsIjxwPkxiPC9wPiIsIiIsIiIsIiIsIiIsIiIsIjxwPkNsZTwvcD48cD5GdW48L3A+PHA+Um9QPC9wPiIsIjxwPlplPC9wPjxwPlNjPC9wPiIsIjxwPkZyPC9wPjxwPlNvPC9wPiIsIiIsIiIsIiIsIjxwPkVoPC9wPiIsIjxwPkNsYTwvcD4iLCI8cD5MYjwvcD4iLCIiLCIiLCIiLCIiLCIiLCIiLCIiLCI8cD5DbGU8L3A+PHA+RnVuPC9wPjxwPlJvUDwvcD4iLCI8cD5FaDwvcD48cD5TYW48L3A+IiwiP<text:soft-page-break/>HA+U29kPC9wPjxwPldvPC9wPiIsIjxwPkjkPC9wPjxwPkZyPC9wPiIsIiIsIiIsIiIsIiIsIiIsIiIsIiIsIiIsIiIsIjxwPkjkPC9wPiIsIjxwPkNsZTwvcD48cD5GdW48L3A+PHA+Um9QPC9wPiIsIiIsIjxwPkhlPC9wPiIsIjxwPkVoPC9wPiIsIjxwPlBNPC9wPiIsIiIsIjxwPlNvZDwvcD4iLCIiLCIiLCIiLCIiLCIiLCIiLCIiLCIiLCIiLCIiLCI8cD5FaDwvcD4iLCI8cD5QTTwvcD4iLCIiLCI8cD5Tb2Q8L3A+IiwiIiwiIiwiIiwiIiwiIiwiIiwiIiwiIiwiIiwiIiwiIiwiIiwiIiwiIl0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1T08:56:48.40</meta:creation-date>
    <dc:date>2020-07-01T13:37:30.10</dc:date>
    <meta:editing-duration>PT22M22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3" meta:paragraph-count="1" meta:word-count="1" meta:character-count="8348"/>
  </office:meta>
</office:document-meta>
</file>